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119.31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627.39pt"/>
    </style:style>
    <style:style style:name="co5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00.7pt"/>
    </style:style>
    <style:style style:name="co9" style:family="table-column">
      <style:table-column-properties fo:break-before="auto" style:column-width="150.86pt"/>
    </style:style>
    <style:style style:name="co10" style:family="table-column">
      <style:table-column-properties fo:break-before="auto" style:column-width="146.64pt"/>
    </style:style>
    <style:style style:name="co11" style:family="table-column">
      <style:table-column-properties fo:break-before="auto" style:column-width="75.74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9" table:default-cell-style-name="ce8"/>
        <table:table-column table:style-name="co2" table:default-cell-style-name="ce8"/>
        <table:table-column table:style-name="co10" table:default-cell-style-name="ce8"/>
        <table:table-column table:style-name="co11" table:default-cell-style-name="ce8"/>
        <table:table-column table:style-name="co5" table:number-columns-repeated="1020" table:default-cell-style-name="ce10"/>
        <table:table-row table:style-name="ro1">
          <table:table-cell table:style-name="ce6" office:value-type="string" calcext:value-type="string">
            <text:p>Piece</text:p>
          </table:table-cell>
          <table:table-cell table:style-name="ce9" office:value-type="string" calcext:value-type="string">
            <text:p>Species</text:p>
          </table:table-cell>
          <table:table-cell table:style-name="ce9" office:value-type="string" calcext:value-type="string">
            <text:p>Class</text:p>
          </table:table-cell>
          <table:table-cell table:style-name="ce6" office:value-type="string" calcext:value-type="string">
            <text:p>Leve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baddon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lchemist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nti-Mage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emon Hunte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xe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at Rider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east Maste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ounty Hunter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haos Knight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lockwerk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ystal Maiden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isrupto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Shaman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oom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agon Knight</text:p>
          </table:table-cell>
          <table:table-cell table:style-name="ce7" office:value-type="string" calcext:value-type="string">
            <text:p>Human Drago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ow Ranger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nchantress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nigma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atures Prophet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Gyrocopter</text:p>
          </table:table-cell>
          <table:table-cell table:style-name="ce7" office:value-type="string" calcext:value-type="string">
            <text:p>Dwarf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Juggernaut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Kunkka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ich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ight Keeper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ina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one Druid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una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ycan</text:p>
          </table:table-cell>
          <table:table-cell table:style-name="ce7" office:value-type="string" calcext:value-type="string">
            <text:p>Human Beas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edusa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orphling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ecrophos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gre Magi</text:p>
          </table:table-cell>
          <table:table-cell table:style-name="ce7" office:value-type="string" calcext:value-type="string">
            <text:p>Ogre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mni Knight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ain Queen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hantom Assassin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uck</text:p>
          </table:table-cell>
          <table:table-cell table:style-name="ce7" office:value-type="string" calcext:value-type="string">
            <text:p>Elf Drago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Razor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and King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hadow Fiend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hadow Shaman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Shama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lardar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lark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niper</text:p>
          </table:table-cell>
          <table:table-cell table:style-name="ce7" office:value-type="string" calcext:value-type="string">
            <text:p>Dwar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echies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emplar Assassin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errorblade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Demon Hunte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ide Hunter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imbersaw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inker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iny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reant Protector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roll Warlord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usk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Venomancer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Viper</text:p>
          </table:table-cell>
          <table:table-cell table:style-name="ce7" office:value-type="string" calcext:value-type="string">
            <text:p>Drago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Wind Ranger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Witch Doctor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% chance to turn attacker into stone for 3s when attacked by <text:s/>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disarm target for 3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ll friendly assassins have 10% / 20% chance to deal 4x damage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 Hunter</text:p>
          </table:table-cell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Attack damage +50% if enemy has a demon / Considered as an enemy demon / All ally demons keep their power (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knights +25% / +35% / +45% chance to <text:s text:c="2"/>get a shiel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m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lock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3, 6, 9</text:p>
          </table:table-cell>
          <table:table-cell table:style-name="ce2" office:value-type="string" calcext:value-type="string">
            <text:p>Armor increased by 6 / 8 / 10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/00/0000</text:date>, <text:time style:data-style-name="N2" text:time-value="21:22:37.315101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01T21:41:13.858668341</dc:date>
    <dc:creator>Ilya Shpigor</dc:creator>
    <meta:editing-duration>PT51M47S</meta:editing-duration>
    <meta:editing-cycles>82</meta:editing-cycles>
    <meta:document-statistic meta:table-count="3" meta:cell-count="299" meta:object-count="0"/>
  </office:meta>
</office:document-meta>
</file>